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710355484013055236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0433725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6078605870118986790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course 3 miles out and back on Limber Road without a warm up. <text:s/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8T20:22:58.90</dc:date>
    <dc:creator>James Lombardi</dc:creator>
    <meta:editing-duration>P3DT4H38M48S</meta:editing-duration>
    <meta:editing-cycles>297</meta:editing-cycles>
    <meta:generator>OpenOffice/4.1.2$Win32 OpenOffice.org_project/412m3$Build-9782</meta:generator>
    <meta:document-statistic meta:table-count="0" meta:image-count="0" meta:object-count="0" meta:page-count="16" meta:paragraph-count="350" meta:word-count="4466" meta:character-count="21845"/>
  </office:meta>
</office:document-meta>
</file>